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628" calcext:value-type="float">
            <text:p>115.0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8184" calcext:value-type="float">
            <text:p>114.24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6664" calcext:value-type="float">
            <text:p>113.5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2672" calcext:value-type="float">
            <text:p>110.53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7312" calcext:value-type="float">
            <text:p>109.55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3536" calcext:value-type="float">
            <text:p>109.06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0952" calcext:value-type="float">
            <text:p>108.2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9272" calcext:value-type="float">
            <text:p>106.1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1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0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8248" calcext:value-type="float">
            <text:p>102.56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0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7816" calcext:value-type="float">
            <text:p>101.3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0288" calcext:value-type="float">
            <text:p>99.8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0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0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0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0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2264" calcext:value-type="float">
            <text:p>93.5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0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0936" calcext:value-type="float">
            <text:p>92.0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200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9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9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9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9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9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9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1368" calcext:value-type="float">
            <text:p>81.8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9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9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9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8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8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8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8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8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8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7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7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7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7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7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7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7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6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196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